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TagsHandler.attribute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TagsHandle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TagsHandler.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TagsHandler.ifHasAttributes( String template , Properti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TagsHandler.getTaskName( X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skTagsHandler.getElementMethods( XClass cur_clas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TaskTagsHandler.forAllTasks( String template , Properti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skTagsHandler.getAttributeMethods( XClass cur_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askTagsHandler.getCategoryName( X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skTagsHandler.elem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TagsHandler.forAllElements( String template , Properti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skTagsHandler.shortMethodDescrip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skTagsHandler.categ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TagsHandler.element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skTagsHandler.elementClassDoc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skTagsHandler.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TagsHandler.getAttributeClass( String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skTagsHandler.isDeprecated( X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skTagsHandler.displayElem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skTagsHandler.shouldIgnore( X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skTagsHandler.getMethods( XClass cur_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skTagsHandle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TagsHandler.attributeGroup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TagsHandler.attributeGroupDes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TagsHandler.displayAttributeTyp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askTagsHandler.forAllAttributeGroups( String template , Properti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TagsHandler.forAllAttributesInGroup( String template , Properti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skTagsHandler.sortMethods( List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